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left="0.5in" fo:margin-right="0in" fo:margin-top="0in" fo:margin-bottom="0in" fo:line-height="100%" fo:text-indent="-0.25in" style:auto-text-indent="false"/>
    </style:style>
    <style:style style:name="P3" style:family="paragraph" style:parent-style-name="Standard" style:master-page-name="Standard">
      <style:paragraph-properties fo:margin-left="0.5in" fo:margin-right="0in" fo:margin-top="0in" fo:margin-bottom="0in" fo:line-height="100%" fo:text-align="center" style:justify-single-word="false" fo:text-indent="-0.25in" style:auto-text-indent="false" style:page-number="auto"/>
    </style:style>
    <style:style style:name="P4" style:family="paragraph" style:parent-style-name="List_20_Paragraph">
      <style:paragraph-properties fo:margin-left="0.5in" fo:margin-right="0in" fo:margin-top="0in" fo:margin-bottom="0in" fo:line-height="100%" fo:text-indent="-0.25in" style:auto-text-indent="fals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hipping Charges</text:span></text:p>
      <text:p text:style-name="P2"><text:span text:style-name="T1"/></text:p>
      <text:p text:style-name="P4"><text:span text:style-name="T1">The Fast Freight Shipping Company charges the following rates:</text:span></text:p>
      <text:p text:style-name="P4"><text:span text:style-name="T1">Weight of Package Rate per Pound</text:span></text:p>
      <text:p text:style-name="P4"><text:span text:style-name="T1">2 pounds or less $1.10</text:span></text:p>
      <text:p text:style-name="P4"><text:span text:style-name="T1">Over 2 pounds but not more than 6 pounds $2.20</text:span></text:p>
      <text:p text:style-name="P4"><text:span text:style-name="T1">Over 6 pounds but not more than 10 pounds $3.70</text:span></text:p>
      <text:p text:style-name="P4"><text:span text:style-name="T1">Over 10 pounds $3.80</text:span></text:p>
      <text:p text:style-name="P4"><text:span text:style-name="T1">Design a program that asks the user to enter the weight of a package and then</text:span></text:p>
      <text:p text:style-name="P4"><text:span text:style-name="T2">displays the shipping charges.</text:span></text:p>
      <text:p text:style-name="P4"><text:span text:style-name="T2"/></text:p>
      <text:p text:style-name="P4"><text:span text:style-name="T2"/></text:p>
      <text:p text:style-name="Standard"><text:span text:style-name="T2">Declare Real weight</text:span></text:p>
      <text:p text:style-name="Standard"><text:span text:style-name="T2">Display “Please enter the weight of the package.”</text:span></text:p>
      <text:p text:style-name="Standard"><text:span text:style-name="T2">Input weight</text:span></text:p>
      <text:p text:style-name="Standard"><text:span text:style-name="T2">If weight &lt;= 2 Then</text:span></text:p>
      <text:p text:style-name="Standard"><text:span text:style-name="T2"><text:tab/>Display “Your shipping charges are $1.10”</text:span></text:p>
      <text:p text:style-name="Standard"><text:span text:style-name="T2">Else If weight &gt; 2 AND weight &lt;= 6 Then </text:span></text:p>
      <text:p text:style-name="Standard"><text:span text:style-name="T2"><text:tab/>Display “Your shipping charges are $2.20”</text:span></text:p>
      <text:p text:style-name="Standard"><text:span text:style-name="T2">Else If weight &gt; 6 AND weight &lt;= 10 Then </text:span></text:p>
      <text:p text:style-name="Standard"><text:span text:style-name="T2"><text:tab/>Display “Your shipping charges are $3.70”</text:span></text:p>
      <text:p text:style-name="Standard"><text:span text:style-name="T2">Else </text:span></text:p>
      <text:p text:style-name="Standard"><text:span text:style-name="T2"><text:tab/>Display “Your shipping charges are $3.80”</text:span></text:p>
      <text:p text:style-name="Standard"><text:span text:style-name="T2">End If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3</meta:editing-cycles>
    <meta:generator>OpenOffice/4.1.3$Win32 OpenOffice.org_project/413m1$Build-9783</meta:generator>
    <dc:date>2017-06-13T12:41:46.93</dc:date>
    <meta:document-statistic meta:table-count="0" meta:image-count="0" meta:object-count="0" meta:page-count="1" meta:paragraph-count="21" meta:word-count="131" meta:character-count="711"/>
    <meta:user-defined meta:name="Info 1"/>
    <meta:user-defined meta:name="Info 2"/>
    <meta:user-defined meta:name="Info 3"/>
    <meta:user-defined meta:name="Info 4"/>
  </office:meta>
</office:document-meta>
</file>